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18pt" fo:font-weight="normal" officeooo:rsid="000fd7ed" officeooo:paragraph-rsid="000fd7ed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18pt" fo:font-weight="normal" officeooo:rsid="000fd7ed" officeooo:paragraph-rsid="0010cdec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8pt" fo:font-weight="normal" officeooo:rsid="000fd7ed" officeooo:paragraph-rsid="00163393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8pt" fo:font-weight="normal" officeooo:rsid="0010cdec" officeooo:paragraph-rsid="0010cdec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fo:font-size="18pt" fo:font-weight="normal" officeooo:rsid="0010cdec" officeooo:paragraph-rsid="00163393" style:font-size-asian="18pt" style:font-weight-asian="normal" style:font-size-complex="18pt" style:font-weight-complex="normal"/>
    </style:style>
    <style:style style:name="P6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fd7ed" officeooo:paragraph-rsid="000fd7e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00%" fo:text-align="center" style:justify-single-word="false"/>
      <style:text-properties fo:color="#000000" fo:font-size="26pt" fo:font-weight="normal" officeooo:rsid="000fd7ed" officeooo:paragraph-rsid="000fd7ed" style:font-size-asian="26pt" style:font-weight-asian="normal" style:font-size-complex="26pt" style:font-weight-complex="normal"/>
    </style:style>
    <style:style style:name="P8" style:family="paragraph" style:parent-style-name="Standard">
      <style:paragraph-properties fo:line-height="100%" fo:text-align="center" style:justify-single-word="false"/>
      <style:text-properties fo:color="#000000" fo:font-size="26pt" fo:font-weight="normal" officeooo:rsid="000fd7ed" officeooo:paragraph-rsid="00163393" style:font-size-asian="26pt" style:font-weight-asian="normal" style:font-size-complex="26pt" style:font-weight-complex="normal"/>
    </style:style>
    <style:style style:name="P9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0fd7ed" officeooo:paragraph-rsid="00163393" style:font-size-asian="12pt" style:font-weight-asian="normal" style:font-size-complex="12pt" style:font-weight-complex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font-size="26pt" style:font-size-asian="26pt" style:font-size-complex="26pt"/>
    </style:style>
    <style:style style:name="gr1" style:family="graphic">
      <style:graphic-properties svg:stroke-color="#000000" draw:fill="none" draw:textarea-vertical-align="middle" draw:auto-grow-height="false" fo:min-height="6.722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vertical-align="middle" draw:auto-grow-height="false" fo:min-height="3.066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Tua Unção</text:span><text:tab/>Além do Véu<text:tab/><text:span text:style-name="T1">[ 29 ]</text:span></text:p>
      <text:p text:style-name="P7"/>
      <text:p text:style-name="P1">Quero sempre estar, diante de Ti, no Teu altar.</text:p>
      <text:p text:style-name="P1">Pronto pra sentir e receber do Teu poder.</text:p>
      <text:p text:style-name="P1"/>
      <text:p text:style-name="P2">*** Além do véu, eu quero estar,</text:p>
      <text:p text:style-name="P2">vem fluir a Tua Unção.</text:p>
      <text:p text:style-name="P2">E transbordar, meu coração,</text:p>
      <text:p text:style-name="P2">quero pronto estar, pra seguir e conquistar.</text:p>
      <text:p text:style-name="P1"><draw:custom-shape text:anchor-type="paragraph" draw:z-index="1" draw:style-name="gr2" draw:text-style-name="P10" svg:width="0.318cm" svg:height="3.065cm" svg:x="12.446cm" svg:y="0.713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2">Renova a Unção sobre mim,</text:p>
      <text:p text:style-name="P2"><draw:frame text:anchor-type="paragraph" draw:z-index="3" draw:style-name="gr3" draw:text-style-name="P11" svg:width="1.059cm" svg:height="0.424cm" svg:x="13.026cm" svg:y="0.455cm"><draw:text-box><text:p>2x</text:p></draw:text-box></draw:frame>para profetizar e pregar a libertação.</text:p>
      <text:p text:style-name="P2">E o Teu poder pra curar as cadeias quebrar,</text:p>
      <text:p text:style-name="P2">com o agir e fluir dessa Unção.</text:p>
      <text:p text:style-name="P1"><draw:custom-shape text:anchor-type="paragraph" draw:z-index="0" draw:style-name="gr1" draw:text-style-name="P10" svg:width="0.318cm" svg:height="6.721cm" svg:x="11.573cm" svg:y="0.707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2">Uma só palavra que Deus mandar,</text:p>
      <text:p text:style-name="P2">vai fazer a minha vida mudar.</text:p>
      <text:p text:style-name="P2">Em meio as Lutas eu vou triunfar,</text:p>
      <text:p text:style-name="P2">pois eu sei que e só em Ti confiar.</text:p>
      <text:p text:style-name="P1"><draw:frame text:anchor-type="paragraph" draw:z-index="2" draw:style-name="gr3" draw:text-style-name="P11" svg:width="1.059cm" svg:height="0.424cm" svg:x="12.391cm" svg:y="0.259cm"><draw:text-box><text:p>2x</text:p></draw:text-box></draw:frame></text:p>
      <text:p text:style-name="P2">Se o inimigo quiser me combater,</text:p>
      <text:p text:style-name="P2">não há nada que me faça temer.</text:p>
      <text:p text:style-name="P2">Não importa o que enfrentarei,</text:p>
      <text:p text:style-name="P2">com a Unção, imbatível serei.</text:p>
      <text:p text:style-name="P1"/>
      <text:p text:style-name="P4">Com a unção, imbatível serei.</text:p>
      <text:p text:style-name="P9"><text:span text:style-name="T1">Tua Unção</text:span><text:tab/>Além do Véu<text:tab/><text:span text:style-name="T1">[ 29 ]</text:span></text:p>
      <text:p text:style-name="P8"/>
      <text:p text:style-name="P3">Quero sempre estar, diante de Ti, no Teu altar.</text:p>
      <text:p text:style-name="P3">Pronto pra sentir e receber do Teu poder.</text:p>
      <text:p text:style-name="P3"/>
      <text:p text:style-name="P3">*** Além do véu, eu quero estar,</text:p>
      <text:p text:style-name="P3">vem fluir a Tua Unção.</text:p>
      <text:p text:style-name="P3">E transbordar, meu coração,</text:p>
      <text:p text:style-name="P3">quero pronto estar, pra seguir e conquistar.</text:p>
      <text:p text:style-name="P3"><draw:custom-shape text:anchor-type="paragraph" draw:z-index="5" draw:style-name="gr2" draw:text-style-name="P10" svg:width="0.318cm" svg:height="3.065cm" svg:x="12.446cm" svg:y="0.713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3">Renova a Unção sobre mim,</text:p>
      <text:p text:style-name="P3"><draw:frame text:anchor-type="paragraph" draw:z-index="7" draw:style-name="gr3" draw:text-style-name="P11" svg:width="1.059cm" svg:height="0.424cm" svg:x="13.026cm" svg:y="0.455cm"><draw:text-box><text:p>2x</text:p></draw:text-box></draw:frame>para profetizar e pregar a libertação.</text:p>
      <text:p text:style-name="P3">E o Teu poder pra curar as cadeias quebrar,</text:p>
      <text:p text:style-name="P3">com o agir e fluir dessa Unção.</text:p>
      <text:p text:style-name="P3"><draw:custom-shape text:anchor-type="paragraph" draw:z-index="4" draw:style-name="gr1" draw:text-style-name="P10" svg:width="0.318cm" svg:height="6.721cm" svg:x="11.573cm" svg:y="0.707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3">Uma só palavra que Deus mandar,</text:p>
      <text:p text:style-name="P3">vai fazer a minha vida mudar.</text:p>
      <text:p text:style-name="P3">Em meio as Lutas eu vou triunfar,</text:p>
      <text:p text:style-name="P3">pois eu sei que e só em Ti confiar.</text:p>
      <text:p text:style-name="P3"><draw:frame text:anchor-type="paragraph" draw:z-index="6" draw:style-name="gr3" draw:text-style-name="P11" svg:width="1.059cm" svg:height="0.424cm" svg:x="12.391cm" svg:y="0.259cm"><draw:text-box><text:p>2x</text:p></draw:text-box></draw:frame></text:p>
      <text:p text:style-name="P3">Se o inimigo quiser me combater,</text:p>
      <text:p text:style-name="P3">não há nada que me faça temer.</text:p>
      <text:p text:style-name="P3">Não importa o que enfrentarei,</text:p>
      <text:p text:style-name="P3">com a Unção, imbatível serei.</text:p>
      <text:p text:style-name="P3"/>
      <text:p text:style-name="P5">Com a unção, imbatível sere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7-23T15:12:41.654653953</dc:date>
    <meta:editing-cycles>17</meta:editing-cycles>
    <meta:editing-duration>PT21M</meta:editing-duration>
    <meta:generator>LibreOffice/5.2.7.2$Linux_X86_64 LibreOffice_project/20m0$Build-2</meta:generator>
    <meta:print-date>2017-07-23T15:13:18.295795989</meta:print-date>
    <meta:document-statistic meta:table-count="0" meta:image-count="0" meta:object-count="0" meta:page-count="1" meta:paragraph-count="40" meta:word-count="262" meta:character-count="1312" meta:non-whitespace-character-count="1090"/>
  </office:meta>
</office:document-meta>
</file>